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xmlns:officeooo="http://openoffice.org/2009/office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ndale Mono" svg:font-family="'Andale Mono', 'Lucida Console', 'Courier New', Courier, monospace"/>
    <style:font-face style:name="OpenSymbol" svg:font-family="OpenSymbol"/>
    <style:font-face style:name="Times New Roman1" svg:font-family="'Times New Roman'"/>
    <style:font-face style:name="Trebuchet MS" svg:font-family="'Trebuchet MS', Helvetica, Jamrul, sans-serif"/>
    <style:font-face style:name="Verdana" svg:font-family="Verdana, Geneva, Arial, Helvetica, sans-serif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3" svg:font-family="'Times New Roman'" style:font-family-generic="swiss"/>
    <style:font-face style:name="Times New Roman,Bold" svg:font-family="'Times New Roman,Bold'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size="10pt" style:font-size-asian="10pt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6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7" style:family="paragraph" style:parent-style-name="Standard">
      <style:paragraph-properties fo:margin-left="1.244cm" fo:margin-right="0cm" fo:text-align="justify" style:justify-single-word="false" fo:text-indent="0cm" style:auto-text-indent="false"/>
    </style:style>
    <style:style style:name="P8" style:family="paragraph" style:parent-style-name="Standard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9" style:family="paragraph" style:parent-style-name="Standard">
      <style:paragraph-properties fo:margin-left="1.249cm" fo:margin-right="0cm" fo:text-indent="0cm" style:auto-text-indent="false"/>
      <style:text-properties fo:color="#000000" fo:font-style="italic" style:font-style-asian="italic" style:font-size-complex="10pt" style:font-style-complex="italic"/>
    </style:style>
    <style:style style:name="P10" style:family="paragraph" style:parent-style-name="Standard">
      <style:paragraph-properties fo:margin-left="1.27cm" fo:margin-right="0.026cm" fo:text-align="justify" style:justify-single-word="false" fo:text-indent="0cm" style:auto-text-indent="false"/>
    </style:style>
    <style:style style:name="P11" style:family="paragraph" style:parent-style-name="Standard">
      <style:paragraph-properties fo:margin-left="0.318cm" fo:margin-right="0cm" fo:text-indent="0cm" style:auto-text-indent="false"/>
    </style:style>
    <style:style style:name="P12" style:family="paragraph" style:parent-style-name="Standard">
      <style:paragraph-properties fo:margin-left="1.863cm" fo:margin-right="0cm" fo:text-indent="0cm" style:auto-text-indent="false"/>
    </style:style>
    <style:style style:name="P13" style:family="paragraph" style:parent-style-name="Tekst_20_podstawowy_20_wcięty_20_2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14" style:family="paragraph" style:parent-style-name="Tekst_20_podstawowy_20_wcięty_20_2">
      <style:paragraph-properties fo:text-align="start" style:justify-single-word="false"/>
      <style:text-properties fo:font-style="normal" style:font-style-asian="normal" style:font-style-complex="normal"/>
    </style:style>
    <style:style style:name="P15" style:family="paragraph" style:parent-style-name="Standard" style:list-style-name="WW8Num1"/>
    <style:style style:name="P16" style:family="paragraph" style:parent-style-name="Standard" style:list-style-name="WW8Num1">
      <style:text-properties style:font-name="Times New Roman,Bold" fo:font-size="12pt" style:font-name-asian="Times New Roman,Bold" style:font-size-asian="12pt" style:font-name-complex="Times New Roman,Bold" style:font-size-complex="12pt"/>
    </style:style>
    <style:style style:name="P17" style:family="paragraph" style:parent-style-name="Standard" style:list-style-name="L1"/>
    <style:style style:name="P18" style:family="paragraph" style:parent-style-name="Standard" style:list-style-name="L1">
      <style:text-properties fo:font-weight="bold" style:font-weight-asian="bold" style:font-weight-complex="bold"/>
    </style:style>
    <style:style style:name="P19" style:family="paragraph" style:parent-style-name="Standard" style:list-style-name="L16">
      <style:text-properties fo:font-weight="bold" style:font-weight-asian="bold" style:font-weight-complex="bold"/>
    </style:style>
    <style:style style:name="P20" style:family="paragraph" style:parent-style-name="Standard" style:list-style-name="WW8Num1">
      <style:text-properties fo:font-weight="bold" style:font-weight-asian="bold" style:font-weight-complex="bold"/>
    </style:style>
    <style:style style:name="P21" style:family="paragraph" style:parent-style-name="Standard" style:list-style-name="L1">
      <style:text-properties fo:font-weight="bold"/>
    </style:style>
    <style:style style:name="P22" style:family="paragraph" style:parent-style-name="Standard" style:list-style-name="L1">
      <style:paragraph-properties fo:text-align="justify" style:justify-single-word="false" fo:orphans="2" fo:widows="2"/>
      <style:text-properties fo:font-variant="normal" fo:text-transform="none" fo:color="#000000" style:font-name="Times New Roman1" fo:font-size="12pt" fo:letter-spacing="normal" fo:font-style="normal" fo:font-weight="normal" style:font-size-asian="12pt" style:font-style-asian="normal" style:font-size-complex="10pt" style:font-style-complex="normal"/>
    </style:style>
    <style:style style:name="P23" style:family="paragraph" style:parent-style-name="Standard" style:list-style-name="L1">
      <style:paragraph-properties fo:text-align="justify" style:justify-single-word="false" fo:orphans="2" fo:widows="2"/>
      <style:text-properties fo:font-variant="normal" fo:text-transform="none" fo:color="#000000" style:font-name="Times New Roman1" fo:font-size="12pt" fo:letter-spacing="normal" fo:font-style="normal" fo:font-weight="bold" style:font-size-asian="12pt" style:font-style-asian="normal" style:font-weight-asian="bold" style:font-size-complex="10pt" style:font-style-complex="normal" style:font-weight-complex="bold"/>
    </style:style>
    <style:style style:name="P24" style:family="paragraph" style:parent-style-name="Standard" style:list-style-name="L1">
      <style:paragraph-properties fo:text-align="justify" style:justify-single-word="false"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P25" style:family="paragraph" style:parent-style-name="Standard" style:list-style-name="L16">
      <style:text-properties fo:font-variant="normal" fo:text-transform="none" fo:color="#444444" style:font-name="Times New Roman" fo:font-size="12pt" fo:letter-spacing="normal" fo:font-style="normal" fo:font-weight="normal" style:font-size-asian="12pt" style:font-weight-asian="bold" style:font-size-complex="12pt" style:font-weight-complex="bold"/>
    </style:style>
    <style:style style:name="P26" style:family="paragraph" style:parent-style-name="Standard" style:list-style-name="L1">
      <style:text-properties style:font-name="Times New Roman" fo:font-size="12pt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 style:list-style-name="L12"/>
    <style:style style:name="P29" style:family="paragraph" style:parent-style-name="Standard" style:list-style-name="L13">
      <style:text-properties fo:font-weight="normal" style:font-weight-asian="normal" style:font-weight-complex="normal"/>
    </style:style>
    <style:style style:name="P30" style:family="paragraph" style:parent-style-name="Standard">
      <style:text-properties fo:font-style="normal" style:font-style-asian="normal" style:font-style-complex="normal"/>
    </style:style>
    <style:style style:name="P31" style:family="paragraph" style:parent-style-name="Standard" style:list-style-name="L13">
      <style:paragraph-properties fo:text-align="start" style:justify-single-word="false"/>
      <style:text-properties fo:font-style="normal" style:font-style-asian="normal" style:font-style-complex="normal"/>
    </style:style>
    <style:style style:name="P32" style:family="paragraph" style:parent-style-name="Standard" style:list-style-name="L15"/>
    <style:style style:name="P33" style:family="paragraph" style:parent-style-name="Standard" style:list-style-name="WW8Num1">
      <style:text-properties fo:color="#000000" style:font-size-complex="10pt"/>
    </style:style>
    <style:style style:name="P34" style:family="paragraph" style:parent-style-name="Standard" style:list-style-name="L1">
      <style:text-properties style:font-name="Times New Roman" fo:font-size="12pt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 style:list-style-name="L1">
      <style:text-properties style:font-name="Times New Roman" fo:font-size="12pt" fo:font-weight="bold" style:font-size-asian="12pt" style:font-size-complex="12pt"/>
    </style:style>
    <style:style style:name="P37" style:family="paragraph" style:parent-style-name="Standard" style:list-style-name="L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8" style:family="paragraph" style:parent-style-name="Standard" style:list-style-name="WW8Num2">
      <style:paragraph-properties fo:margin-left="1.884cm" fo:margin-right="0cm" fo:text-indent="-0.635cm" style:auto-text-indent="false">
        <style:tab-stops>
          <style:tab-stop style:position="1.884cm"/>
        </style:tab-stops>
      </style:paragraph-properties>
      <style:text-properties fo:font-size="10pt" fo:font-style="italic" style:font-size-asian="10pt" style:font-style-asian="italic" style:font-style-complex="italic"/>
    </style:style>
    <style:style style:name="P39" style:family="paragraph" style:parent-style-name="Text_20_body" style:list-style-name="L1">
      <style:paragraph-properties fo:margin-top="0cm" fo:margin-bottom="0cm" style:line-height-at-least="0.476cm" fo:text-align="justify" style:justify-single-word="false" fo:orphans="2" fo:widows="2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P40" style:family="paragraph" style:parent-style-name="Text_20_body" style:list-style-name="L3">
      <style:paragraph-properties fo:margin-left="2.346cm" fo:margin-right="0cm" fo:margin-top="0cm" fo:margin-bottom="0cm" style:line-height-at-least="0.476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1" style:family="paragraph" style:parent-style-name="Text_20_body" style:list-style-name="L3">
      <style:paragraph-properties fo:margin-left="2.346cm" fo:margin-right="0cm" fo:margin-top="0cm" fo:margin-bottom="0cm" style:line-height-at-least="0.476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bold" style:font-size-complex="12pt" style:font-weight-complex="bold"/>
    </style:style>
    <style:style style:name="P42" style:family="paragraph" style:parent-style-name="Text_20_body" style:list-style-name="L4">
      <style:paragraph-properties fo:margin-left="2.346cm" fo:margin-right="0.794cm" fo:margin-top="0cm" fo:margin-bottom="0cm" style:line-height-at-least="0.476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3" style:family="paragraph" style:parent-style-name="Text_20_body">
      <style:paragraph-properties fo:margin-left="2.54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4" style:family="paragraph" style:parent-style-name="Text_20_body" style:list-style-name="L17">
      <style:paragraph-properties fo:margin-left="2.54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5" style:family="paragraph" style:parent-style-name="Text_20_body" style:list-style-name="L5">
      <style:paragraph-properties fo:margin-left="2.54cm" fo:margin-right="0cm" fo:margin-top="0cm" fo:margin-bottom="0cm" style:line-height-at-least="0.476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6" style:family="paragraph" style:parent-style-name="Text_20_body" style:list-style-name="L6">
      <style:paragraph-properties fo:margin-left="2.533cm" fo:margin-right="0.794cm" fo:margin-top="0cm" fo:margin-bottom="0cm" style:line-height-at-least="0.476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7" style:family="paragraph" style:parent-style-name="Text_20_body">
      <style:paragraph-properties fo:margin-left="2.514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8" style:family="paragraph" style:parent-style-name="Text_20_body">
      <style:paragraph-properties fo:margin-left="2.514cm" fo:margin-right="0cm" fo:margin-top="0cm" fo:margin-bottom="0cm" style:line-height-at-least="0.476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9" style:family="paragraph" style:parent-style-name="Text_20_body" style:list-style-name="L7">
      <style:paragraph-properties fo:margin-left="2.514cm" fo:margin-right="0cm" fo:margin-top="0cm" fo:margin-bottom="0cm" style:line-height-at-least="0.476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0" style:family="paragraph" style:parent-style-name="Text_20_body" style:list-style-name="L18">
      <style:paragraph-properties fo:margin-left="2.514cm" fo:margin-right="0cm" fo:margin-top="0cm" fo:margin-bottom="0cm" style:line-height-at-least="0.476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1" style:family="paragraph" style:parent-style-name="Text_20_body" style:list-style-name="L20">
      <style:paragraph-properties fo:margin-left="2.514cm" fo:margin-right="0cm" fo:margin-top="0cm" fo:margin-bottom="0cm" style:line-height-at-least="0.476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2" style:family="paragraph" style:parent-style-name="Text_20_body" style:list-style-name="L21">
      <style:paragraph-properties fo:margin-left="2.514cm" fo:margin-right="0cm" fo:margin-top="0cm" fo:margin-bottom="0cm" style:line-height-at-least="0.476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3" style:family="paragraph" style:parent-style-name="Text_20_body" style:list-style-name="L10">
      <style:paragraph-properties fo:margin-left="2.514cm" fo:margin-right="0cm" fo:margin-top="0cm" fo:margin-bottom="0cm" style:line-height-at-least="0.476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4" style:family="paragraph" style:parent-style-name="Text_20_body" style:list-style-name="L1">
      <style:paragraph-properties fo:margin-left="2.57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5" style:family="paragraph" style:parent-style-name="Text_20_body">
      <style:paragraph-properties fo:margin-left="2.533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rebuchet MS" fo:font-size="9pt" fo:letter-spacing="normal" fo:font-style="normal" fo:font-weight="normal"/>
    </style:style>
    <style:style style:name="P56" style:family="paragraph" style:parent-style-name="Text_20_body" style:list-style-name="L11">
      <style:paragraph-properties fo:margin-left="2.533cm" fo:margin-right="0cm" fo:margin-top="0cm" fo:margin-bottom="0cm" style:line-height-at-least="0.476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7" style:family="paragraph" style:parent-style-name="Text_20_body">
      <style:paragraph-properties fo:margin-left="2.533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8" style:family="paragraph" style:parent-style-name="Text_20_body" style:list-style-name="L22">
      <style:paragraph-properties fo:margin-left="2.533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9" style:family="paragraph" style:parent-style-name="Text_20_body" style:list-style-name="L1">
      <style:paragraph-properties fo:margin-left="2.533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60" style:family="paragraph" style:parent-style-name="Heading_20_1" style:master-page-name="Standard">
      <style:paragraph-properties style:page-number="auto"/>
      <style:text-properties fo:font-size="14pt" style:font-size-asian="14pt"/>
    </style:style>
    <style:style style:name="P61" style:family="paragraph" style:parent-style-name="Tekst_20_podstawowy_20_wcięty_20_2" style:list-style-name="L14">
      <style:paragraph-properties fo:text-align="start" style:justify-single-word="false"/>
      <style:text-properties fo:font-style="normal" style:font-style-asian="normal" style:font-style-complex="normal"/>
    </style:style>
    <style:style style:name="T1" style:family="text">
      <style:text-properties fo:color="#000000" fo:font-style="normal" style:font-style-asian="normal" style:font-size-complex="10pt" style:font-style-complex="normal" officeooo:rsid="0020cb8c"/>
    </style:style>
    <style:style style:name="T2" style:family="text">
      <style:text-properties fo:color="#000000" fo:font-style="normal" style:font-style-asian="normal" style:font-size-complex="10pt" style:font-style-complex="normal" officeooo:rsid="001b7b78"/>
    </style:style>
    <style:style style:name="T3" style:family="text">
      <style:text-properties fo:color="#000000" fo:font-style="normal" style:font-style-asian="normal" style:font-size-complex="10pt" style:font-style-complex="normal" officeooo:rsid="001c5bf6"/>
    </style:style>
    <style:style style:name="T4" style:family="text">
      <style:text-properties style:font-name="Times New Roman3" fo:font-size="12pt" style:font-name-asian="Times New Roman3" style:font-size-asian="12pt" style:font-name-complex="Times New Roman3" style:font-size-complex="12pt"/>
    </style:style>
    <style:style style:name="T5" style:family="text"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T6" style:family="text">
      <style:text-properties style:font-name="Times New Roman2" fo:font-size="12pt" style:font-name-asian="Times New Roman2" style:font-size-asian="12pt" style:font-name-complex="Times New Roman2" style:font-size-complex="12pt" officeooo:rsid="0017ae95"/>
    </style:style>
    <style:style style:name="T7" style:family="text">
      <style:text-properties style:font-name="Times New Roman2" fo:font-size="12pt" style:text-underline-style="solid" style:text-underline-width="auto" style:text-underline-color="font-color" style:font-name-asian="Times New Roman2" style:font-size-asian="12pt" style:font-name-complex="Times New Roman2" style:font-size-complex="12pt" officeooo:rsid="0017ae95"/>
    </style:style>
    <style:style style:name="T8" style:family="text">
      <style:text-properties officeooo:rsid="0017ae95"/>
    </style:style>
    <style:style style:name="T9" style:family="text">
      <style:text-properties officeooo:rsid="001c0c9d"/>
    </style:style>
    <style:style style:name="T10" style:family="text">
      <style:text-properties officeooo:rsid="001d134a"/>
    </style:style>
    <style:style style:name="T11" style:family="text">
      <style:text-properties officeooo:rsid="001d6fdb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 officeooo:rsid="0025996e"/>
    </style:style>
    <style:style style:name="T15" style:family="text">
      <style:text-properties fo:font-weight="bold" officeooo:rsid="0020cb8c"/>
    </style:style>
    <style:style style:name="T16" style:family="text">
      <style:text-properties fo:font-weight="bold" officeooo:rsid="001e6796"/>
    </style:style>
    <style:style style:name="T17" style:family="text">
      <style:text-properties fo:font-weight="bold" style:font-style-asian="normal" style:font-style-complex="normal" officeooo:rsid="0029f8c6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variant="normal" fo:text-transform="none" fo:color="#000000" fo:letter-spacing="normal" fo:font-style="normal"/>
    </style:style>
    <style:style style:name="T20" style:family="text">
      <style:text-properties fo:font-variant="normal" fo:text-transform="none" fo:color="#000000" fo:letter-spacing="normal" fo:font-style="normal" fo:font-weight="bold"/>
    </style:style>
    <style:style style:name="T21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fo:color="#000000" fo:letter-spacing="normal" fo:font-style="normal" fo:font-weight="normal"/>
    </style:style>
    <style:style style:name="T23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24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25" style:family="text">
      <style:text-properties fo:font-variant="normal" fo:text-transform="none" fo:color="#000000" fo:letter-spacing="normal" fo:font-style="normal" style:font-weight-asian="bold" style:font-weight-complex="bold"/>
    </style:style>
    <style:style style:name="T26" style:family="text">
      <style:text-properties fo:font-variant="normal" fo:text-transform="none" fo:color="#000000" fo:letter-spacing="normal" fo:font-style="italic" fo:font-weight="bold" style:font-style-asian="normal" style:font-style-complex="normal"/>
    </style:style>
    <style:style style:name="T27" style:family="text">
      <style:text-properties fo:font-variant="small-caps" style:font-name="Times New Roman" fo:font-size="12pt" fo:font-weight="bold" style:font-size-asian="12pt" style:font-size-complex="12pt"/>
    </style:style>
    <style:style style:name="T28" style:family="text">
      <style:text-properties officeooo:rsid="001b7b78"/>
    </style:style>
    <style:style style:name="T29" style:family="text">
      <style:text-properties officeooo:rsid="001c5bf6"/>
    </style:style>
    <style:style style:name="T30" style:family="text">
      <style:text-properties officeooo:rsid="0020cb8c"/>
    </style:style>
    <style:style style:name="T31" style:family="text">
      <style:text-properties officeooo:rsid="001c806d"/>
    </style:style>
    <style:style style:name="T32" style:family="text">
      <style:text-properties officeooo:rsid="001cf3e6"/>
    </style:style>
    <style:style style:name="T33" style:family="text">
      <style:text-properties officeooo:rsid="001e4ce1"/>
    </style:style>
    <style:style style:name="T34" style:family="text">
      <style:text-properties officeooo:rsid="001e6796"/>
    </style:style>
    <style:style style:name="T35" style:family="text">
      <style:text-properties style:font-name="Times New Roman" style:font-size-complex="12pt" officeooo:rsid="001e6796"/>
    </style:style>
    <style:style style:name="T36" style:family="text">
      <style:text-properties style:font-name="Times New Roman" fo:font-size="12pt" style:font-size-asian="12pt" style:font-weight-asian="normal" style:font-size-complex="12pt" style:font-weight-complex="normal" officeooo:rsid="00205930"/>
    </style:style>
    <style:style style:name="T37" style:family="text">
      <style:text-properties style:font-name="Times New Roman" fo:font-size="12pt" style:font-size-asian="12pt" style:font-weight-asian="normal" style:font-size-complex="12pt" style:font-weight-complex="normal" officeooo:rsid="001e6796"/>
    </style:style>
    <style:style style:name="T38" style:family="text">
      <style:text-properties style:font-name="Times New Roman" fo:font-size="12pt" fo:font-style="italic" fo:font-weight="normal" style:font-size-asian="12pt" style:font-weight-asian="normal" style:font-size-complex="12pt" style:font-weight-complex="normal" officeooo:rsid="001e6796"/>
    </style:style>
    <style:style style:name="T39" style:family="text">
      <style:text-properties style:font-name="Times New Roman" fo:font-size="12pt" fo:font-style="italic" fo:font-weight="normal" style:font-size-asian="12pt" style:font-weight-asian="normal" style:font-size-complex="12pt" style:font-weight-complex="normal" officeooo:rsid="00205930"/>
    </style:style>
    <style:style style:name="T40" style:family="text">
      <style:text-properties officeooo:rsid="001e7b53"/>
    </style:style>
    <style:style style:name="T41" style:family="text">
      <style:text-properties officeooo:rsid="0020e265"/>
    </style:style>
    <style:style style:name="T42" style:family="text">
      <style:text-properties officeooo:rsid="0025996e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 officeooo:rsid="002809ac"/>
    </style:style>
    <style:style style:name="T44" style:family="text">
      <style:text-properties fo:font-style="normal" style:font-style-asian="normal" style:font-style-complex="normal" officeooo:rsid="0025996e"/>
    </style:style>
    <style:style style:name="T45" style:family="text">
      <style:text-properties fo:font-style="normal" style:font-style-asian="normal" style:font-style-complex="normal" officeooo:rsid="002809ac"/>
    </style:style>
    <style:style style:name="T46" style:family="text">
      <style:text-properties fo:font-style="normal" style:font-style-asian="normal" style:font-style-complex="normal" officeooo:rsid="0029f8c6"/>
    </style:style>
    <style:style style:name="T47" style:family="text">
      <style:text-properties fo:font-style="normal" style:font-style-asian="normal" style:font-style-complex="normal" officeooo:rsid="000c7cf9"/>
    </style:style>
    <style:style style:name="T48" style:family="text">
      <style:text-properties fo:font-style="normal" style:font-style-asian="normal" style:font-style-complex="normal" officeooo:rsid="000d8aa4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 officeooo:rsid="0029f8c6"/>
    </style:style>
    <style:style style:name="T50" style:family="text">
      <style:text-properties style:font-name="Times New Roman" fo:font-size="12pt" style:font-size-asian="12pt" style:font-size-complex="12pt"/>
    </style:style>
    <style:style style:name="T51" style:family="text">
      <style:text-properties style:font-name="Times New Roman" fo:font-size="12pt" fo:font-style="italic" fo:font-weight="bold" style:font-size-asian="12pt" style:font-size-complex="12pt"/>
    </style:style>
    <style:style style:name="T52" style:family="text">
      <style:text-properties style:font-weight-asian="bold"/>
    </style:style>
    <style:style style:name="T53" style:family="text">
      <style:text-properties style:font-weight-asian="bold" style:font-weight-complex="bold"/>
    </style:style>
    <style:style style:name="T54" style:family="text">
      <style:text-properties style:font-weight-complex="bold"/>
    </style:style>
    <style:style style:name="T55" style:family="text">
      <style:text-properties style:font-weight-asian="normal" style:font-weight-complex="normal"/>
    </style:style>
    <style:style style:name="T56" style:family="text">
      <style:text-properties style:font-style-asian="normal" style:font-weight-asian="normal" style:font-style-complex="normal" style:font-weight-complex="normal" officeooo:rsid="0029f8c6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0" text:outline-level="1">Zgłoszenie tematu</text:h>
      <text:p text:style-name="Standard"/>
      <text:list xml:id="list160815520" text:style-name="WW8Num1">
        <text:list-item>
          <text:p text:style-name="P16">Aplikacja webowa „<text:span text:style-name="T18">eSkarbnik”</text:span></text:p>
        </text:list-item>
      </text:list>
      <text:p text:style-name="P1"/>
      <text:p text:style-name="Standard"><text:span text:style-name="T6"><text:tab/></text:span><text:span text:style-name="T7">Członkowie zespołu:</text:span></text:p>
      <text:p text:style-name="P1"><text:tab/>Marcin Trybus</text:p>
      <text:p text:style-name="P1"><text:tab/>Marcin Kustroń</text:p>
      <text:p text:style-name="P1"><text:tab/>Łukasz Olszewski</text:p>
      <text:p text:style-name="P1"><text:tab/>Tomasz Majczak</text:p>
      <text:p text:style-name="Standard"/>
      <text:list xml:id="list304594275" text:continue-numbering="true" text:style-name="WW8Num1">
        <text:list-item>
          <text:p text:style-name="P15">Charakterystyka klienta</text:p>
        </text:list-item>
      </text:list>
      <text:p text:style-name="Standard"/>
      <text:p text:style-name="P8">Kilka zdań opisujących klienta:</text:p>
      <text:list xml:id="list1741764036" text:style-name="WW8Num2">
        <text:list-item>
          <text:p text:style-name="P38">Nazwa: <text:span text:style-name="T8">InsERT S.A.</text:span></text:p>
        </text:list-item>
        <text:list-item>
          <text:p text:style-name="P38">Forma prawna: Spółka Akcyjna</text:p>
        </text:list-item>
        <text:list-item>
          <text:p text:style-name="P38">Kapitał Akcyjny: <text:span text:style-name="T8">16 000 000 <text:s/></text:span>PLN</text:p>
        </text:list-item>
        <text:list-item>
          <text:p text:style-name="P38">Działalność podstawowa: <text:span text:style-name="T8">dostawca rozwiązań informatycznych dla małych i średnich firm</text:span></text:p>
        </text:list-item>
        <text:list-item>
          <text:p text:style-name="P38">Zatrudnienie: ponad <text:span text:style-name="T8">100</text:span> pracowników</text:p>
        </text:list-item>
      </text:list>
      <text:p text:style-name="P3"/>
      <text:list xml:id="list1428064492" text:continue-list="list304594275" text:style-name="WW8Num1">
        <text:list-item>
          <text:p text:style-name="P15">Cel projektu</text:p>
        </text:list-item>
      </text:list>
      <text:p text:style-name="Standard"/>
      <text:p text:style-name="P7"><text:span text:style-name="T5"><text:tab/>Zadanie polega na opracowaniu aplikacji dającej możliwość prowadzenia własnego budżetu </text:span><text:span text:style-name="T4">domowego n</text:span><text:span text:style-name="T5">a platformie internetowej (InsERT jest autorem systemu obsługi budżetu domowego Skarbnik 4). Proponowany projekt polega również na analizie problemu ze szczególnym uwzględnieniem zmieniającej się sytuacji społeczno</text:span><text:span text:style-name="T4">-technologiczno-gospodarczej w naszym kraj</text:span><text:span text:style-name="T5">u (nowe nawyki konsumenckie, nowe instrumenty płatnicze, rozwój bankowości elektronicznej itp.) i zaprojektowanie mocno ulepszonej, odświeżonej wersji Skarbnika </text:span><text:span text:style-name="T4">- przy </text:span><text:span text:style-name="T5">czym działającej przez Internet na platformie Microsoft Windows Azure.</text:span></text:p>
      <text:p text:style-name="P2"/>
      <text:p text:style-name="P6"><text:span text:style-name="T13"><text:tab/>eSkarbnik</text:span> to program dla wszystkich zainteresowanych równoważeniem budżetu <text:line-break/>i finansów rodziny. Pozwala na uzyskanie większej kontroli nad finansami domowymi. Sklasyfikowanie i poznanie wydatków w budżecie domowym pozwoli ich zmniejszenie. <text:s/>System pozwoli pokazać <text:s/>ukryte koszty w domowych wydatkach. Ukryte koszty domowego budżetu to potencjalne oszczędności. Aplikacja <text:span text:style-name="T13">eSkarbnik</text:span> pozwala skupić się wyłącznie na planowaniu domowego budżetu i reprezentuje ciekawą alternatywę wobec programów <text:line-break/>do żmudnego zarządzania kontami bankowymi. </text:p>
      <text:p text:style-name="P6"/>
      <text:p text:style-name="P6"><text:tab/><text:span text:style-name="T13">eSkarbnik</text:span> pozwoli na szybkie planowanie finansów. Wprowadzanie zamierzonych miesięcznych wydatków umożliwiać będzie lista kategorii. <text:s/>Wczytywanie historii z kont internetowych oraz wprowadzanie poniesionych wydatków pozwalać będzie na monitorowanie ustalonych wcześniej limitów. </text:p>
      <text:p text:style-name="P6"/>
      <text:p text:style-name="P6"><text:tab/>Jeżeli użytkownik mieścić się będzie w ustalonych przez siebie limitach to będzie wiedział z góry <text:s/>ile może oszczędzić każdego miesiąca. Natomiast jeżeli nie będzie się mieścił w limitach to <text:s/>ile powinien oszczędzić. Planowanie budżetu jest znacznie lepsze od oszczędzania na wszystkim, ponieważ posiadanie jakiegokolwiek planu jest tańsze niż nie posiadanie żadnego. <text:span text:style-name="T13">eSkarbnik</text:span> pozwoli na zorganizowanie i zaplanowanie finansów oferując w ten sposób tańszy sposób na życie. </text:p>
      <text:p text:style-name="P6"/>
      <text:p text:style-name="P10"><text:tab/>Kontrolowanie wydatków jest pierwszym krokiem w planowaniu budżetu domowego. Budżet domowy to zestawienie planowanych dochodów i wydatków. Dochody z tytułu umowy o pracę muszą pokrywać wszystkie wydatki jakie zostają ponoszone <text:line-break/><text:soft-page-break/>w ciągu miesiąca. Budżet, czyli zestawienie wydatków i dochodów, pozwoli zachować wypłacalność, jak również znaleźć sposoby na oszczędzanie pieniędzy.</text:p>
      <text:p text:style-name="P12"/>
      <text:list xml:id="list225952880" text:continue-numbering="true" text:style-name="WW8Num1">
        <text:list-item>
          <text:p text:style-name="P15">Zakres przedsięwzięcia</text:p>
        </text:list-item>
      </text:list>
      <text:p text:style-name="P9"/>
      <text:list xml:id="list1179414102" text:style-name="L1">
        <text:list-item>
          <text:p text:style-name="P18">Wgląd do wielu rachunków bankowych z jednego miejsca</text:p>
          <text:p text:style-name="P22">Aplikacja w założeniu udostępniać ma pełen obraz finansów z różnych rachunków bankowych bez konieczności logowania się na każde z nich, z osobna.</text:p>
          <text:p text:style-name="P22"/>
        </text:list-item>
        <text:list-item>
          <text:p text:style-name="P18"><text:span text:style-name="T1">Z</text:span><text:span text:style-name="T2">automatyzowany przydział wydatków do kategorii</text:span></text:p>
          <text:p text:style-name="P22">Ponadto wydatki/przychody będą podzielone na kategorie. Umieszczanie w nich wydatków będzie w pełni zautomatyzowane, tzn. system po słowach kluczowych lub numerach rachunków będzie proponował umieszczenie danego wydatku w odpowiedniej kategorii. Jeśli okaże się, że zaproponowana decyzja systemu nie będzie odpowiednia, wówczas można podać ją ręcznie.</text:p>
          <text:p text:style-name="P22"/>
        </text:list-item>
        <text:list-item>
          <text:p text:style-name="P18"><text:span text:style-name="T1">G</text:span><text:span text:style-name="T2">enerowanie wykresów </text:span></text:p>
          <text:p text:style-name="P22"><text:span text:style-name="T28">Podział </text:span><text:span text:style-name="T29">na kategorie ułatwi</text:span><text:span text:style-name="T28"> kreowanie przejrzystych wykresów kołowych i słupkowych, które natychmiast pozwolą Ci stwierdzić na co najwięcej wydajesz pieniędzy.</text:span></text:p>
          <text:p text:style-name="P22"/>
        </text:list-item>
        <text:list-item>
          <text:p text:style-name="P18"><text:span text:style-name="T1">L</text:span><text:span text:style-name="T3">imity na wydatki</text:span></text:p>
          <text:p text:style-name="P17">„eSkarbnik” będzie również umożliwiał nadawanie limitów wydatków ze względu na te kategorie, i informował użytkownika o zbliżeniu się do limitu. Przykładowo można ustalić pułap wydatków na artykuły spożywcze w granicach 500-600 zł miesięcznie.</text:p>
          <text:p text:style-name="P22"/>
        </text:list-item>
        <text:list-item>
          <text:p text:style-name="P23"><text:span text:style-name="T30">A</text:span><text:span text:style-name="T31">lerty zdarzeń</text:span></text:p>
          <text:p text:style-name="P22">Alert zdarzeń będzie informował użytkownika o wcześniej określonych wpływach na konto (np. wypłata) lub dużych, jednorazowych wydatkach.</text:p>
          <text:p text:style-name="P22"/>
        </text:list-item>
        <text:list-item>
          <text:p text:style-name="P23"><text:span text:style-name="T30">O</text:span><text:span text:style-name="T32">szczędność pieniędzy </text:span></text:p>
          <text:p text:style-name="P22">Z „eSkarbnikiem” łatwo zaoszczędzisz pieniądze na dany cel. Funkcja przypomnienia nie pozwoli Ci zapomnieć o odłożeniu określonej kwoty.</text:p>
          <text:p text:style-name="P22"/>
        </text:list-item>
        <text:list-item>
          <text:p text:style-name="P23"><text:span text:style-name="T30">E</text:span><text:span text:style-name="T32">lastyczny portfel</text:span></text:p>
          <text:p text:style-name="P22"><text:span text:style-name="T32">Do portfela można również dopisać kwoty, których nie uwzględnia historia rachunku, czyli inne przychody, typu na przykład upominek </text:span><text:span text:style-name="T33">czy nagły przypływ gotówki.</text:span></text:p>
          <text:p text:style-name="P22"/>
        </text:list-item>
        <text:list-item>
          <text:p text:style-name="P23"><text:span text:style-name="T30">K</text:span><text:span text:style-name="T34">orzyści z oprocentowanych rachunków</text:span></text:p>
          <text:p text:style-name="P22"><text:span text:style-name="T34">Jeśli posiadasz kilka kont bankowych, „eSkarbnik” podsumuje Twoje przychody </text:span><text:span text:style-name="T35">przelane pomiędzy kontami, wynikające z oprocentowania danego konta.</text:span></text:p>
          <text:p text:style-name="P24"/>
        </text:list-item>
        <text:list-item>
          <text:p text:style-name="P39"><text:span text:style-name="T15">K</text:span><text:span text:style-name="T16">ursy najpopularniejszych walut</text:span></text:p>
          <text:p text:style-name="P39"><text:span text:style-name="T40">W</text:span><text:span text:style-name="T34"> tym miejscu znajdą się nazwy oraz kursy najpopularniejszych walut, np. dolara amerykańskiego, euro.</text:span></text:p>
          <text:p text:style-name="P39"/>
        </text:list-item>
        <text:list-item>
          <text:p text:style-name="P21">Kursy walorów</text:p>
          <text:p text:style-name="P17"><text:span text:style-name="T41">W</text:span><text:span text:style-name="T34"> tej sekcji znajdą się kursy wybranych przez użytkownika walorów, np. akcji, obligacji.</text:span></text:p>
          <text:p text:style-name="P39"><text:soft-page-break/></text:p>
        </text:list-item>
        <text:list-item>
          <text:p text:style-name="P39"><text:span text:style-name="T15">T</text:span><text:span text:style-name="T16">ransakcje okresowe</text:span></text:p>
          <text:p text:style-name="P39"><text:span text:style-name="T40">T</text:span><text:span text:style-name="T34">u pojawiać się będą wszystkie zdefiniowane przez użytkownika transakcje okresowe.</text:span></text:p>
          <text:p text:style-name="P39"/>
        </text:list-item>
        <text:list-item>
          <text:p text:style-name="P21">Najczęściej wykonywane operacje</text:p>
          <text:p text:style-name="P17"><text:span text:style-name="T36">T</text:span><text:span text:style-name="T37">u znajduje się lista operacji, które najczęściej wykonuje się za pomocą programu</text:span><text:span text:style-name="Strong_20_Emphasis"><text:span text:style-name="T38"> „</text:span></text:span><text:span text:style-name="Strong_20_Emphasis"><text:span text:style-name="T39">eSkarbnik</text:span></text:span><text:span text:style-name="Strong_20_Emphasis"><text:span text:style-name="T38">”</text:span></text:span><text:span text:style-name="T37">, są to, m.in. rejestrowanie wpłat i wypłat, dodawanie kont, drukowanie przelewów.</text:span></text:p>
          <text:p text:style-name="P26"/>
        </text:list-item>
        <text:list-item>
          <text:p text:style-name="P27">Wyszukiwarka transakcji</text:p>
          <text:p text:style-name="P26">Pomaga odszukać zrealizowane transakcje po dowolnych słowach kluczowych.</text:p>
          <text:p text:style-name="P26"/>
        </text:list-item>
        <text:list-item>
          <text:p text:style-name="P26"><text:span text:style-name="T13">P</text:span><text:span text:style-name="T20">odsumowanie sald </text:span></text:p>
          <text:p text:style-name="P26"><text:span text:style-name="T22">W tej sekcji znajdzie się lista kont utworzonych przez użytkownika wraz z kwotami znajdującymi się na tych kontach.</text:span></text:p>
          <text:p text:style-name="P26"><text:span text:style-name="T22"/></text:p>
        </text:list-item>
        <text:list-item>
          <text:p text:style-name="P26"><text:span text:style-name="T21">S</text:span><text:span text:style-name="T20">aldo wybranych kont </text:span></text:p>
          <text:p text:style-name="P26"><text:span text:style-name="T22">W tym miejscu zostanie przedstawiony stan sald wybranych kont, utworzonych przez użytkownika.</text:span></text:p>
          <text:p text:style-name="P26"><text:span text:style-name="T22"/></text:p>
        </text:list-item>
        <text:list-item>
          <text:p text:style-name="P26"><text:span text:style-name="T21">W</text:span><text:span text:style-name="T20">ybrany raport </text:span></text:p>
          <text:p text:style-name="P26"><text:span text:style-name="T22">Tu będzie pojawiał się graficznie przedstawiony wybrany raport.</text:span></text:p>
          <text:p text:style-name="P26"><text:span text:style-name="T22"/></text:p>
        </text:list-item>
        <text:list-item>
          <text:p text:style-name="P26"><text:span text:style-name="T21">K</text:span><text:span text:style-name="T20">ursy walorów </text:span></text:p>
          <text:p text:style-name="P26"><text:span text:style-name="T22">W tej sekcji znajdą się kursy wybranych przez użytkownika walorów.</text:span></text:p>
          <text:p text:style-name="P26"><text:span text:style-name="T22"/></text:p>
        </text:list-item>
        <text:list-item>
          <text:p text:style-name="P26"><text:span text:style-name="T21">P</text:span><text:span text:style-name="T20">lan wydatków </text:span></text:p>
          <text:p text:style-name="P26"><text:span text:style-name="T22">Ta sekcja zawierać będzie plan wydatków na aktualny miesiąc.</text:span></text:p>
          <text:p text:style-name="P26"><text:span text:style-name="T22"/></text:p>
        </text:list-item>
        <text:list-item>
          <text:p text:style-name="P26"><text:span text:style-name="T21">U</text:span><text:span text:style-name="T20">stawienia aktualizacji </text:span></text:p>
          <text:p text:style-name="P26"><text:span text:style-name="T22">W tej sekcji będą znajdować się funkcje, za pomocą których będzie można dokonać aktualizacji np. walut, walorów, oferty banków.</text:span></text:p>
          <text:p text:style-name="P26"><text:span text:style-name="T22"/></text:p>
        </text:list-item>
        <text:list-item>
          <text:p text:style-name="P27"><text:span text:style-name="T19">Moduł Konta </text:span><text:span text:style-name="T24">(</text:span><text:span text:style-name="T23">Konta oraz transakcje będą stanowiły podstawę </text:span><text:span text:style-name="Strong_20_Emphasis"><text:span text:style-name="T26">eSkarbnika</text:span></text:span><text:span text:style-name="T24">)</text:span><text:span text:style-name="T19">:</text:span></text:p>
        </text:list-item>
      </text:list>
      <text:list xml:id="list718548218" text:style-name="L3">
        <text:list-item>
          <text:p text:style-name="P40">dodawanie kont (będzie istniała możliwość zdefiniowania wielu kont do każdego rodzaju konta);</text:p>
        </text:list-item>
        <text:list-item>
          <text:p text:style-name="P40">edytowanie konta;</text:p>
        </text:list-item>
        <text:list-item>
          <text:p text:style-name="P40">usuwanie konta;</text:p>
        </text:list-item>
        <text:list-item>
          <text:p text:style-name="P40">uzgadnianie konta (oznacza to, że konto elektroniczne będzie odzwierciedlać rzeczywisty stan konta bankowego);</text:p>
        </text:list-item>
        <text:list-item>
          <text:p text:style-name="P40">blokowanie konta (jeśli dane konto nie będzie używane, a ma pojawiać się w różnego rodzaju zestawieniach);</text:p>
        </text:list-item>
        <text:list-item>
          <text:p text:style-name="P40"><text:span text:style-name="T53">odblokowanie konta;</text:span></text:p>
        </text:list-item>
        <text:list-item>
          <text:p text:style-name="P41">tworzenie gotowych schematów, które będzie można wykorzystać przy dokonywaniu pewnych cyklicznych operacji (np. zapłata za gaz);</text:p>
        </text:list-item>
        <text:list-item>
          <text:p text:style-name="P41">drukowanie wpłat i przelewów.</text:p>
          <text:p text:style-name="P41"><text:span text:style-name="T19"/></text:p>
        </text:list-item>
      </text:list>
      <text:list xml:id="list1625334415" text:continue-list="list1179414102" text:style-name="L1">
        <text:list-item>
          <text:p text:style-name="P36"><text:span text:style-name="T25">Rodzaje kont:</text:span></text:p>
        </text:list-item>
      </text:list>
      <text:list xml:id="list1608464091" text:style-name="L4">
        <text:list-item>
          <text:p text:style-name="P42">bankowe (ROR);</text:p>
        </text:list-item>
        <text:list-item>
          <text:p text:style-name="P42">gotówkowe (kieszeń);</text:p>
        </text:list-item>
        <text:list-item>
          <text:p text:style-name="P42"><text:soft-page-break/>inwestycyjne;</text:p>
        </text:list-item>
        <text:list-item>
          <text:p text:style-name="P42">karta debetowa/płatnicza;</text:p>
        </text:list-item>
        <text:list-item>
          <text:p text:style-name="P42">karta płatnicza VISA;</text:p>
        </text:list-item>
        <text:list-item>
          <text:p text:style-name="P42">lokata;</text:p>
        </text:list-item>
        <text:list-item>
          <text:p text:style-name="P42"><text:span text:style-name="T53">kredyt.</text:span></text:p>
          <text:p text:style-name="P42"><text:span text:style-name="T53"/></text:p>
        </text:list-item>
      </text:list>
      <text:list xml:id="list1396721426" text:continue-list="list1625334415" text:style-name="L1">
        <text:list-item>
          <text:p text:style-name="P36"><text:span text:style-name="T25">Zakładanie nowego konta</text:span></text:p>
        </text:list-item>
      </text:list>
      <text:p text:style-name="P43">Podczas zakładania nowego konta użytkownik będzie mógł posłużyć się funkcją <text:span text:style-name="T55">Wybór z oferty banków</text:span>, która będzie zawierać szablony różnych rodzajów kont, dostępnych w ofercie banków w Polsce.</text:p>
      <text:p text:style-name="P43">Na każdym z rodzajów kont (prócz inwestycyjnych) będzie można przeprowadzać następujące operacje:</text:p>
      <text:list xml:id="list1299701089" text:style-name="L5">
        <text:list-item>
          <text:p text:style-name="P45">wpłaty;</text:p>
        </text:list-item>
        <text:list-item>
          <text:p text:style-name="P45">wypłaty;</text:p>
        </text:list-item>
        <text:list-item>
          <text:p text:style-name="P45">transfery (przeniesienie kwot z jednego konta na inne).</text:p>
        </text:list-item>
      </text:list>
      <text:list xml:id="list1835929176" text:style-name="L17">
        <text:list-header>
          <text:p text:style-name="P44"><text:span text:style-name="T53">Na kontach inwestycyjnych natomiast będą dostępne operacje to zakupu i sprzedaży inwestycji.</text:span></text:p>
          <text:p text:style-name="P44"><text:span text:style-name="T25"/></text:p>
        </text:list-header>
      </text:list>
      <text:list xml:id="list1452355660" text:continue-list="list1396721426" text:style-name="L1">
        <text:list-item>
          <text:p text:style-name="P36"><text:span text:style-name="T25">Moduł Terminarz:</text:span></text:p>
          <text:p text:style-name="P37"><text:span text:style-name="T19">Będzie składał się z następujących elementów:</text:span></text:p>
        </text:list-item>
      </text:list>
      <text:list xml:id="list1963824069" text:style-name="L6">
        <text:list-item>
          <text:p text:style-name="P46">kalendarza;</text:p>
        </text:list-item>
        <text:list-item>
          <text:p text:style-name="P46">listy reguł transakcji;</text:p>
        </text:list-item>
        <text:list-item>
          <text:p text:style-name="P46"><text:span text:style-name="T55">listy transakcji czekających</text:span></text:p>
          <text:p text:style-name="P46"><text:span text:style-name="T55"/></text:p>
        </text:list-item>
      </text:list>
      <text:p text:style-name="P47">W <text:span text:style-name="T55">Kalendarzu</text:span><text:span text:style-name="T12"> </text:span><text:span text:style-name="T55">będą się znajdować</text:span> wszystkie zdefiniowane reguły transakcji i wprowadzone notatki. Dwa kolejne elementy modułu będą zawierać zdefiniowane reguły transakcji oraz listę transakcji oczekujących.</text:p>
      <text:p text:style-name="P47"/>
      <text:p text:style-name="P47">Dzięki modułowi możliwe będzie:</text:p>
      <text:list xml:id="list973871378" text:style-name="L7">
        <text:list-item>
          <text:p text:style-name="P49">zdefiniowanie reguł transakcji oczekujących, czyli ustalenie, w jakim okresie i z jaką częstotliwością program ma automatycznie wykonywać żądaną operację (wpłatę bądź wypłatę);</text:p>
        </text:list-item>
        <text:list-item>
          <text:p text:style-name="P49">przeglądanie listy utworzonych reguł transakcji;</text:p>
        </text:list-item>
        <text:list-item>
          <text:p text:style-name="P49">przeglądanie listy transakcji oczekujących, czyli utworzonych na podstawie reguł i czekających na realizację;</text:p>
        </text:list-item>
        <text:list-item>
          <text:p text:style-name="P49">rejestrowanie transakcji oczekujących - przeniesienie transakcji z oczekującej do wykonanej (czyli takiej, która wpływa na saldo konta);</text:p>
        </text:list-item>
        <text:list-item>
          <text:p text:style-name="P49">możliwość sporządzania różnego rodzaju notatek, które pojawiać się będą na stronie głównej.</text:p>
        </text:list-item>
      </text:list>
      <text:p text:style-name="P47"><text:span text:style-name="T55"/></text:p>
      <text:list xml:id="list1810343953" text:continue-list="list1452355660" text:style-name="L1">
        <text:list-item>
          <text:p text:style-name="P36"><text:span text:style-name="T25">Moduł Limity:</text:span></text:p>
        </text:list-item>
      </text:list>
      <text:p text:style-name="P47">W module tym będzie można wykonać następujące operacje:</text:p>
      <text:list xml:id="list2119899373" text:style-name="L18">
        <text:list-item>
          <text:p text:style-name="P50">dodać nowy limit;</text:p>
        </text:list-item>
        <text:list-item>
          <text:p text:style-name="P50">poprawić istniejący limit;</text:p>
        </text:list-item>
        <text:list-item>
          <text:p text:style-name="P50">usunąć limit.</text:p>
        </text:list-item>
      </text:list>
      <text:p text:style-name="P48"/>
      <text:p text:style-name="P47">Możliwe będzie ustalenie następujących limitów:</text:p>
      <text:list xml:id="list2054447701" text:style-name="L20">
        <text:list-item>
          <text:p text:style-name="P51">do konta - nieokresowych;</text:p>
        </text:list-item>
        <text:list-item>
          <text:p text:style-name="P51">do konta - okresowych;</text:p>
        </text:list-item>
        <text:list-item>
          <text:p text:style-name="P51">do kategorii – okresowych.</text:p>
          <text:p text:style-name="P51"><text:soft-page-break/></text:p>
        </text:list-item>
      </text:list>
      <text:p text:style-name="P47">Limit okresowy sprawdza, czy zostały przekroczone ustalone wartości limitu w zdefiniowanym przez użytkownika przedziale czasu.</text:p>
      <text:p text:style-name="P47">Moduł ten będzie pozwalać ustalić limity maksymalne i minimalne.</text:p>
      <text:list xml:id="list543996199" text:style-name="L21">
        <text:list-header>
          <text:p text:style-name="P52"><text:span text:style-name="T55">Do każdego limitu użytkownik będzie mógł dodać komunikat. Zostanie on wyświetlony przy uruchomieniu programu w sytuacji, gdy limit zostanie przekroczony.</text:span></text:p>
          <text:p text:style-name="P52"><text:span text:style-name="T55"/></text:p>
        </text:list-header>
      </text:list>
      <text:list xml:id="list667046393" text:continue-list="list1810343953" text:style-name="L1">
        <text:list-item>
          <text:p text:style-name="P36"><text:span text:style-name="T25">Moduł Inwestycje:</text:span></text:p>
        </text:list-item>
      </text:list>
      <text:p text:style-name="P47">Moduł ten będzie pozwalać na zarządzanie inwestycjami na kontach inwestycyjnych.</text:p>
      <text:p text:style-name="P47"/>
      <text:p text:style-name="P47">Z poziomu modułu Inwestycje będzie można:</text:p>
      <text:list xml:id="list2152880633" text:style-name="L10">
        <text:list-item>
          <text:p text:style-name="P53">dodać nową inwestycję;</text:p>
        </text:list-item>
        <text:list-item>
          <text:p text:style-name="P53">dokonać edycji danych dotyczących inwestycji;</text:p>
        </text:list-item>
        <text:list-item>
          <text:p text:style-name="P53">usunąć inwestycję w danym koncie inwestycyjnym;</text:p>
        </text:list-item>
        <text:list-item>
          <text:p text:style-name="P53">dokonać aktualizacji kursów inwestycji;</text:p>
        </text:list-item>
        <text:list-item>
          <text:p text:style-name="P53"><text:span text:style-name="T53">przejrzeć listę transakcji wskazanej inwestycji wybranego konta inwestycyjnego.</text:span></text:p>
          <text:p text:style-name="P53"><text:span text:style-name="T53"/></text:p>
        </text:list-item>
      </text:list>
      <text:list xml:id="list190561317" text:continue-list="list667046393" text:style-name="L1">
        <text:list-item>
          <text:p text:style-name="P36"><text:span text:style-name="T25">Moduł Plany:</text:span></text:p>
        </text:list-item>
      </text:list>
      <text:p text:style-name="P55"><text:span text:style-name="T50">Moduł ten będzie pozwalać stworzyć plan budżetowy.</text:span></text:p>
      <text:p text:style-name="P57">Użytkownik będzie mógł sporządzić nowy plan, posługując się <text:span text:style-name="T55">Kreatorem nowego planu wydatków i przychodów </text:span>lub dodając poszczególne pozycje planu (jednorazowe lub comiesięczne) za pomocą funkcji znajdujących się w drzewie opcji.</text:p>
      <text:list xml:id="list1917046036" text:continue-numbering="true" text:style-name="L1">
        <text:list-header>
          <text:p text:style-name="P59"><text:span text:style-name="T53">Moduł będzie przedstawiał środki zaplanowane oraz środki zrealizowane w poszczególnych kategoriach oraz wyliczy bilans planu wydatków.</text:span></text:p>
          <text:p text:style-name="P54"><text:span text:style-name="T25"/></text:p>
        </text:list-header>
        <text:list-item>
          <text:p text:style-name="P36"><text:span text:style-name="T25">Moduł Raporty:</text:span></text:p>
        </text:list-item>
      </text:list>
      <text:p text:style-name="P55"><text:span text:style-name="T50">W module tym istnieć będą trzy rodzaje raportów:</text:span></text:p>
      <text:list xml:id="list75705580" text:style-name="L11">
        <text:list-item>
          <text:p text:style-name="P56"><text:span text:style-name="T55">standardowe</text:span><text:span text:style-name="T12"> </text:span>(m.in. dotyczące stanu finansów; obrazujące historię wydatków i przychodów w wybranym okresie; porównujące wydatki i przychody);</text:p>
        </text:list-item>
        <text:list-item>
          <text:p text:style-name="P56"><text:span text:style-name="T55">analiza planów</text:span><text:span text:style-name="T12"> </text:span>(m.in. obrazujące stosunek zaplanowanych wydatków lub wpływów do stanu rzeczywistego ujęciu miesięcznym lub w rozbiciu na ustalone w programie kategorie, przedstawiające zaplanowane i rzeczywiste wydatki oraz wpływy w ujęciu miesięcznym);</text:p>
        </text:list-item>
        <text:list-item>
          <text:p text:style-name="P56"><text:span text:style-name="T55">inwestycyjne</text:span><text:span text:style-name="T12"> </text:span>(m.in. przedstawiające strukturę portfela według dokonanych inwestycji lub według określonych typów inwestycji, dotyczących historii inwestycji).</text:p>
        </text:list-item>
      </text:list>
      <text:list xml:id="list1806694492" text:style-name="L22">
        <text:list-header>
          <text:p text:style-name="P58"><text:span text:style-name="T25">Raporty tworzone będą na podstawie wprowadzonych do programu danych.</text:span></text:p>
        </text:list-header>
      </text:list>
      <text:list xml:id="list511004967" text:continue-list="list1917046036" text:style-name="L1">
        <text:list-header>
          <text:p text:style-name="P17"/>
        </text:list-header>
      </text:list>
      <text:list xml:id="list813605498" text:continue-list="list225952880" text:style-name="WW8Num1">
        <text:list-item>
          <text:p text:style-name="P15">Rozpoznanie rynku</text:p>
        </text:list-item>
      </text:list>
      <text:p text:style-name="Standard"><text:tab/></text:p>
      <text:p text:style-name="Standard"><text:span text:style-name="T9"><text:tab/>Po wstępnym rozpoznaniu rynku okazało się, iż rynek jest nasycony oprogramowaniem <text:tab/>tego <text:tab/>typu, </text:span><text:span text:style-name="T10">tj. ułatwiającym zarządzanie budżetem domowym</text:span><text:span text:style-name="T9">. <text:s/></text:span><text:tab/></text:p>
      <text:p text:style-name="Standard"><text:tab/></text:p>
      <text:p text:style-name="Standard"><text:tab/><text:span text:style-name="T11">Wykaz przykładowych, konkurencyjnych aplikacji:</text:span><text:tab/></text:p>
      <text:p text:style-name="Standard"><text:tab/></text:p>
      <text:list xml:id="list654628171" text:style-name="L12">
        <text:list-item>
          <text:list>
            <text:list-item>
              <text:list>
                <text:list-item>
                  <text:p text:style-name="P28">Webowe:</text:p>
                </text:list-item>
              </text:list>
            </text:list-item>
          </text:list>
        </text:list-item>
      </text:list>
      <text:list xml:id="list249963737" text:style-name="L13">
        <text:list-item>
          <text:p text:style-name="P29"><text:span text:style-name="T14">Kontomierz</text:span><text:span text:style-name="T42"> (http://kontomierz.pl/)</text:span></text:p>
        </text:list-item>
      </text:list>
      <text:list xml:id="list295467725" text:style-name="L14">
        <text:list-header>
          <text:p text:style-name="P61">Aplikacja ta oferuje podobnie jak tworzona przez nas, dostęp do wielu <text:soft-page-break/>rachunków bankowych z jednego miejsca. Pozwala również na wyszukiwanie transakcji po słowach kluczowych – u nas będzie to </text:p>
          <text:p text:style-name="P61">również możliwe wskazując odpowiedni numer rachunku. </text:p>
        </text:list-header>
      </text:list>
      <text:p text:style-name="P14"><text:tab/><text:tab/> <text:s text:c="8"/>Dla każdego wydatku, zarówno „kontomierz” jak i „eSkarbik” (w <text:s/><text:tab/><text:tab/><text:tab/> <text:s text:c="8"/>zamiarze) stara się odgadnąć jego kategorię. Dzięki temu wiele wydatków <text:tab/><text:tab/> <text:s text:c="8"/>natychmiast po imporcie będzie opisanych, np. jako "Opłata bankowa", <text:tab/><text:tab/> <text:s text:c="8"/>"Gaz", "Internet", "Zakupy". Kategorię możesz zawsze uzupełnić lub <text:tab/><text:tab/> <text:s text:c="8"/>zmienić ręcznie. Gdy to robisz, system uczy się i w przyszłości lepiej <text:tab/><text:tab/> <text:s text:c="8"/>poradzi sobie z Twoimi transakcjami. „Kontomierz” oferuje konfigurację <text:tab/><text:tab/> <text:s text:c="8"/>alertów powiadomień, lecz u nas funkcja ta zostanie rozszerzona.</text:p>
      <text:p text:style-name="P14"/>
      <text:list xml:id="list195171350" text:continue-list="list249963737" text:style-name="L13">
        <text:list-item>
          <text:p text:style-name="P31"><text:span text:style-name="T14">Budżet domowy</text:span><text:span text:style-name="T42"> (http://www.budzetdomowy.pl/)</text:span></text:p>
        </text:list-item>
      </text:list>
      <text:p text:style-name="P5"/>
      <text:p text:style-name="Standard"/>
      <text:list xml:id="list1364135187" text:continue-list="list654628171" text:style-name="L12">
        <text:list-item>
          <text:list>
            <text:list-item>
              <text:list>
                <text:list-item>
                  <text:p text:style-name="P28">Desktopowe: </text:p>
                </text:list-item>
              </text:list>
            </text:list-item>
          </text:list>
        </text:list-item>
      </text:list>
      <text:p text:style-name="Standard"><text:tab/></text:p>
      <text:list xml:id="list1339395309" text:style-name="L15">
        <text:list-item>
          <text:p text:style-name="P32"><text:span text:style-name="T43">Ace Money Lite 4.3</text:span><text:span text:style-name="T44"> (</text:span><text:a xlink:type="simple" xlink:href="http://www.idg.pl/ftp/pc_23756/Ace.Money.Lite.4.3.html"><text:span text:style-name="T45">http://www.idg.pl/ftp/pc_23756/Ace.Money.Lite.4.3.html</text:span></text:a><text:span text:style-name="T44">)</text:span></text:p>
        </text:list-item>
      </text:list>
      <text:p text:style-name="Standard"><text:span text:style-name="T44"><text:tab/><text:tab/><text:tab/></text:span><text:span text:style-name="T47">Ciekawa aplikacja, która pomoże nam prowadzić rachunkowość w domu. W <text:tab/><text:tab/><text:tab/>tym programie wpiszemy: swoje wydatki, przychody, przelewy itp. Raz na <text:tab/><text:tab/><text:tab/>miesiąc program zda nam raport z tego co się stało w ostatnim miesiącu. W <text:tab/><text:tab/><text:tab/>porównaniu jednak z systemem projektowanym przez nas, program ten ma <text:tab/><text:tab/><text:tab/>bardzo zubożałe funkcjonalności. Większość z nich w ogóle nie jest dostępna. <text:tab/><text:tab/><text:tab/>Zaś reszta o jakich nadmieniono wyżej jest maksymalnie ograniczona. <text:tab/><text:tab/><text:tab/><text:tab/></text:span><text:span text:style-name="T48">Aplikacja posiada w miarę funkcjonalny interfejs użytkownika. Dzięki <text:tab/><text:tab/><text:tab/><text:tab/>przyciskom możemy od razu przejść do odpowiedniej części aplikacji. <text:tab/><text:tab/><text:tab/><text:tab/>Posiada polską wersję językową.</text:span></text:p>
      <text:p text:style-name="P4"/>
      <text:p text:style-name="P4"/>
      <text:list xml:id="list745343589" text:style-name="L16">
        <text:list-item>
          <text:p text:style-name="P19"><text:span text:style-name="T46">Interesik 2.0.0.872 </text:span><text:span text:style-name="T49">(</text:span><text:a xlink:type="simple" xlink:href="http://www.idg.pl/ftp/pobierz/pc/7786.html"><text:span text:style-name="T49">http://www.idg.pl/ftp/pobierz/pc/7786.html</text:span></text:a><text:span text:style-name="T49">)</text:span></text:p>
          <text:p text:style-name="P25"><text:span text:style-name="T56">Polski program wspomagający zarządzanie finansami. Umożliwia kontrolę bieżących wydatków i dochodów, podział na dowolną ilość kont w dowolnej walucie, pełną rejestrację operacji na funduszach inwestycyjnych oraz ich bieżącą wycenę. Ciekawe dodatki to obsługa kanałów RSS (możliwość śledzenia aktualności ze świata biznesu i gospodarki), generowanie statystyk i wbudowany menedżer zadań. Główne zalety aplikacji to zwrócenie szczególnej uwagi na polskiego użytkownika (baza adresowa polskich banków) i łatwość obsługi. Program jednak nie posiada systemu powiadomień, który będzie częścią </text:span><text:span text:style-name="T17">eSkarbnika</text:span><text:span text:style-name="T56">. <text:s/></text:span></text:p>
        </text:list-item>
      </text:list>
      <text:p text:style-name="P13"><text:tab/><text:tab/></text:p>
      <text:p text:style-name="Standard"/>
      <text:list xml:id="list849859307" text:continue-list="list813605498" text:style-name="WW8Num1">
        <text:list-item>
          <text:p text:style-name="P15">Preferowane środowisko implementacji klienta</text:p>
          <text:p text:style-name="P20">Microsoft Windows Azure</text:p>
        </text:list-item>
      </text:list>
      <text:p text:style-name="P11"/>
      <text:list xml:id="list1040905434" text:continue-numbering="true" text:style-name="WW8Num1">
        <text:list-item>
          <text:p text:style-name="P15">Preferowane środowisko implementacji wytwórcy</text:p>
          <text:p text:style-name="P20">Microsoft Windows Azure</text:p>
        </text:list-item>
      </text:list>
      <text:p text:style-name="P11"/>
      <text:list xml:id="list769611175" text:continue-numbering="true" text:style-name="WW8Num1">
        <text:list-item>
          <text:p text:style-name="P33">Źródła informacji: materialne i ludzkie. Zasady dostępu do źródeł informacji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ndale Mono" svg:font-family="'Andale Mono', 'Lucida Console', 'Courier New', Courier, monospace"/>
    <style:font-face style:name="OpenSymbol" svg:font-family="OpenSymbol"/>
    <style:font-face style:name="Times New Roman1" svg:font-family="'Times New Roman'"/>
    <style:font-face style:name="Trebuchet MS" svg:font-family="'Trebuchet MS', Helvetica, Jamrul, sans-serif"/>
    <style:font-face style:name="Verdana" svg:font-family="Verdana, Geneva, Arial, Helvetica, sans-serif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3" svg:font-family="'Times New Roman'" style:font-family-generic="swiss"/>
    <style:font-face style:name="Times New Roman,Bold" svg:font-family="'Times New Roman,Bold'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Tekst_20_podstawowy_20_wcięty_20_2" style:display-name="Tekst podstawowy wcięty 2" style:family="paragraph" style:parent-style-name="Standard">
      <style:paragraph-properties fo:margin-left="0.953cm" fo:margin-right="0cm" fo:text-indent="0cm" style:auto-text-indent="false"/>
      <style:text-properties fo:font-style="italic" style:font-style-asian="italic" style:font-style-complex="italic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0-10-09T14:48:13</meta:creation-date>
    <dc:date>2010-10-21T17:53:14</dc:date>
    <meta:editing-duration>PT03H11M36S</meta:editing-duration>
    <meta:editing-cycles>58</meta:editing-cycles>
    <meta:generator>OpenOffice.org/3.1$Linux OpenOffice.org_project/310m19$Build-9420</meta:generator>
    <dc:creator>maja </dc:creator>
    <meta:document-statistic meta:table-count="0" meta:image-count="0" meta:object-count="0" meta:page-count="6" meta:paragraph-count="149" meta:word-count="1696" meta:character-count="12611"/>
  </office:meta>
</office:document-meta>
</file>